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6" office:value-type="date" office:date-value="2018-06-29" calcext:value-type="date">
            <text:p>29.06.18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6" office:value-type="date" office:date-value="2018-07-04" calcext:value-type="date">
            <text:p>04.07.1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V 27 Minuten</text:p>
          </table:table-cell>
          <table:table-cell table:style-name="ce17" office:value-type="string" calcext:value-type="string">
            <text:p>E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"/>
          <table:table-cell table:style-name="ce17" office:value-type="string" calcext:value-type="string">
            <text:p>X</text:p>
          </table:table-cell>
          <table:table-cell table:style-name="ce1"/>
          <table:table-cell table:number-columns-repeated="1004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V 23 Minuten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"/>
          <table:table-cell table:number-columns-repeated="2" table:style-name="ce17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 Stau 58 Minuten</text:p>
          </table:table-cell>
          <table:table-cell table:style-name="ce1"/>
          <table:table-cell table:number-columns-repeated="2" table:style-name="ce17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"/>
          <table:table-cell table:number-columns-repeated="2" table:style-name="ce17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17" office:value-type="string" calcext:value-type="string">
            <text:p>X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17"/>
          <table:table-cell table:style-name="ce1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7" office:value-type="string" calcext:value-type="string">
            <text:p>V 15 Minuten</text:p>
          </table:table-cell>
          <table:table-cell table:style-name="ce1"/>
          <table:table-cell table:number-columns-repeated="2" table:style-name="ce17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3"/>
          <table:table-cell table:style-name="ce17"/>
          <table:table-cell table:style-name="ce17" office:value-type="string" calcext:value-type="string">
            <text:p>NASA</text:p>
          </table:table-cell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.00.0000</text:date>, <text:time style:data-style-name="N2" text:time-value="11:28:29.2756109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7-04T11:30:40.901597842</dc:date>
    <meta:editing-duration>PT18H25M23S</meta:editing-duration>
    <meta:editing-cycles>177</meta:editing-cycles>
    <meta:document-statistic meta:table-count="1" meta:cell-count="216" meta:object-count="0"/>
  </office:meta>
</office:document-meta>
</file>